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Helvetica Neue" svg:font-family="'Helvetica Neue', Helvetica, Arial, sans-serif"/>
    <style:font-face style:name="OpenSymbol" svg:font-family="OpenSymbol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064cm" table:align="left" fo:background-color="transparent">
        <style:background-image/>
      </style:table-properties>
    </style:style>
    <style:style style:name="Table1.A" style:family="table-column">
      <style:table-column-properties style:column-width="1.58cm"/>
    </style:style>
    <style:style style:name="Table1.B" style:family="table-column">
      <style:table-column-properties style:column-width="1.806cm"/>
    </style:style>
    <style:style style:name="Table1.C" style:family="table-column">
      <style:table-column-properties style:column-width="1.677cm"/>
    </style:style>
    <style:style style:name="Table1.1" style:family="table-row">
      <style:table-row-properties fo:background-color="#d3d3d3">
        <style:background-image/>
      </style:table-row-properties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Helvetica Neue" fo:font-size="18pt" fo:letter-spacing="normal" fo:font-style="normal" fo:font-weight="normal"/>
    </style:style>
    <style:style style:name="P2" style:family="paragraph" style:parent-style-name="Text_20_body">
      <style:paragraph-properties fo:orphans="2" fo:widows="2" fo:padding-left="0cm" fo:padding-right="0cm" fo:padding-top="0.049cm" fo:padding-bottom="0cm" fo:border-left="none" fo:border-right="none" fo:border-top="0.035cm solid #32cd32" fo:border-bottom="none"/>
      <style:text-properties fo:font-variant="normal" fo:text-transform="none" fo:color="#ffffff" style:font-name="Helvetica Neue" fo:font-size="18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cm" fo:orphans="2" fo:widows="2" fo:padding-left="0cm" fo:padding-right="0cm" fo:padding-top="0.049cm" fo:padding-bottom="0cm" fo:border-left="none" fo:border-right="none" fo:border-top="0.035cm solid #32cd32" fo:border-bottom="none"/>
      <style:text-properties fo:font-variant="normal" fo:text-transform="none" fo:color="#000000" style:font-name="Helvetica Neue" fo:font-size="14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127cm" fo:orphans="2" fo:widows="2" fo:padding-left="0cm" fo:padding-right="0cm" fo:padding-top="0.049cm" fo:padding-bottom="0cm" fo:border-left="none" fo:border-right="none" fo:border-top="0.035cm solid #32cd32" fo:border-bottom="none"/>
      <style:text-properties fo:font-variant="normal" fo:text-transform="none" fo:color="#000000" style:font-name="Helvetica Neue" fo:font-size="14pt" fo:letter-spacing="normal" fo:font-style="normal" fo:font-weight="normal"/>
    </style:style>
    <style:style style:name="P5" style:family="paragraph" style:parent-style-name="Heading_20_4">
      <style:text-properties fo:font-variant="normal" fo:text-transform="none" fo:color="#000000" style:font-name="inherit" fo:font-size="14pt" fo:letter-spacing="normal" fo:font-style="normal" fo:font-weight="bold"/>
    </style:style>
    <style:style style:name="P6" style:family="paragraph" style:parent-style-name="Heading_20_4">
      <style:paragraph-properties fo:margin-left="0cm" fo:margin-right="0cm" fo:margin-top="0.127cm" fo:margin-bottom="0.127cm" fo:line-height="110%" fo:orphans="2" fo:widows="2" fo:text-indent="0cm" style:auto-text-indent="false" fo:padding-left="0cm" fo:padding-right="0cm" fo:padding-top="0.049cm" fo:padding-bottom="0cm" fo:border-left="none" fo:border-right="none" fo:border-top="0.035cm solid #32cd32" fo:border-bottom="none"/>
      <style:text-properties fo:font-variant="normal" fo:text-transform="none" fo:color="#000000" style:font-name="inherit" fo:font-size="14pt" fo:letter-spacing="normal" fo:font-style="normal" fo:font-weight="bold"/>
    </style:style>
    <style:style style:name="P7" style:family="paragraph" style:parent-style-name="Heading_20_3">
      <style:paragraph-properties fo:margin-left="0cm" fo:margin-right="0cm" fo:margin-top="0.254cm" fo:margin-bottom="0.127cm" fo:line-height="110%" fo:orphans="2" fo:widows="2" fo:text-indent="0cm" style:auto-text-indent="false" fo:padding-left="0cm" fo:padding-right="0cm" fo:padding-top="0.049cm" fo:padding-bottom="0cm" fo:border-left="none" fo:border-right="none" fo:border-top="0.035cm solid #32cd32" fo:border-bottom="none"/>
      <style:text-properties fo:font-variant="normal" fo:text-transform="none" fo:color="#ffffff" style:font-name="inherit" fo:font-size="8.64999961853027pt" fo:letter-spacing="normal" fo:font-style="normal" style:text-underline-style="solid" style:text-underline-width="auto" style:text-underline-color="font-color" fo:font-weight="bold"/>
    </style:style>
    <style:style style:name="P8" style:family="paragraph" style:parent-style-name="Heading_20_3">
      <style:paragraph-properties fo:margin-left="0cm" fo:margin-right="0cm" fo:margin-top="0.254cm" fo:margin-bottom="0.127cm" fo:line-height="110%" fo:orphans="2" fo:widows="2" fo:text-indent="0cm" style:auto-text-indent="false" fo:padding-left="0cm" fo:padding-right="0cm" fo:padding-top="0.049cm" fo:padding-bottom="0cm" fo:border-left="none" fo:border-right="none" fo:border-top="0.035cm solid #32cd32" fo:border-bottom="none"/>
      <style:text-properties fo:font-variant="normal" fo:text-transform="none" fo:color="#000000" style:font-name="inherit" fo:font-size="8.64999961853027pt" fo:letter-spacing="normal" fo:font-style="normal" style:text-underline-style="solid" style:text-underline-width="auto" style:text-underline-color="font-color" fo:font-weight="bold"/>
    </style:style>
    <style:style style:name="P9" style:family="paragraph" style:parent-style-name="Table_20_Contents">
      <style:paragraph-properties fo:padding="0cm" fo:border="none"/>
    </style:style>
    <style:style style:name="P10" style:family="paragraph" style:parent-style-name="Table_20_Contents">
      <style:paragraph-properties fo:text-align="end" style:justify-single-word="false" fo:padding="0cm" fo:border="none"/>
    </style:style>
    <style:style style:name="T1" style:family="text">
      <style:text-properties fo:font-size="6.5pt"/>
    </style:style>
    <style:style style:name="T2" style:family="text">
      <style:text-properties fo:color="#000000"/>
    </style:style>
    <style:style style:name="T3" style:family="text">
      <style:text-properties fo:color="#000000" fo:font-size="6.5pt"/>
    </style:style>
    <style:style style:name="T4" style:family="text">
      <style:text-properties fo:color="#000000" style:font-name="Symbol" style:font-name-asian="Symbol" style:font-name-complex="Symbol"/>
    </style:style>
    <style:style style:name="T5" style:family="text">
      <style:text-properties style:font-name="Symbol" style:font-name-asian="Symbol" style:font-name-complex="Symbo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4">Starting (Unbalanced) reaction</text:h>
      <text:section text:style-name="Sect1" text:name="rxn_unbal">
        <text:p text:style-name="P1">NaNO<text:span text:style-name="T1">3</text:span> + NH<text:span text:style-name="T1">4</text:span>OH <text:span text:style-name="T5">⇒</text:span> NaH + NH<text:span text:style-name="T1">4</text:span>NO<text:span text:style-name="T1">3</text:span> + HNO<text:span text:style-name="T1">3</text:span></text:p>
      </text:section>
      <text:section text:style-name="Sect1" text:name="rxn_bal">
        <text:h text:style-name="P6" text:outline-level="4">Balanced reaction</text:h>
        <text:p text:style-name="P2"><text:span text:style-name="T2">4NaNO</text:span><text:span text:style-name="T3">3</text:span><text:span text:style-name="T2"> + 3NH</text:span><text:span text:style-name="T3">4</text:span><text:span text:style-name="T2">OH </text:span><text:span text:style-name="T4">⇒</text:span><text:span text:style-name="T2"> 4NaH + 2NH</text:span><text:span text:style-name="T3">4</text:span><text:span text:style-name="T2">NO</text:span><text:span text:style-name="T3">3</text:span><text:span text:style-name="T2"> + 3</text:span>HNO<text:span text:style-name="T1">3</text:span></text:p>
      </text:section>
      <text:section text:style-name="Sect1" text:name="rxn_steps">
        <text:h text:style-name="P8" text:outline-level="3">Steps in balancing</text:h>
        <text:list xml:id="list2719423721299046903" text:style-name="L1">
          <text:list-item>
            <text:p text:style-name="P4"><text:bookmark text:name="step_1"/>Consider compounds with element(s) N for next balancing step.</text:p>
          </text:list-item>
          <text:list-item>
            <text:p text:style-name="P4"><text:bookmark text:name="step_2"/>Try to balance N's by multiplying reactants' coefficients by 3</text:p>
            <text:list>
              <text:list-item>
                <text:p text:style-name="P3"><text:bookmark text:name="step_3"/>new NaNO3 coefficient is 3</text:p>
              </text:list-item>
              <text:list-item>
                <text:p text:style-name="P3"><text:bookmark text:name="step_4"/>new NH4OH coefficient is 3</text:p>
              </text:list-item>
            </text:list>
          </text:list-item>
          <text:list-item>
            <text:p text:style-name="P4"><text:bookmark text:name="step_5"/>Try to balance N's by multiplying products' coefficients by 2</text:p>
            <text:list>
              <text:list-item>
                <text:p text:style-name="P3"><text:bookmark text:name="step_6"/>new NH4NO3 coefficient is 2</text:p>
              </text:list-item>
              <text:list-item>
                <text:p text:style-name="P3"><text:bookmark text:name="step_7"/>new HNO3 coefficient is 2</text:p>
              </text:list-item>
            </text:list>
          </text:list-item>
          <text:list-item>
            <text:p text:style-name="P4"><text:bookmark text:name="step_8"/>Consider compounds with element(s) Na for next balancing step.</text:p>
          </text:list-item>
          <text:list-item>
            <text:p text:style-name="P4"><text:bookmark text:name="step_9"/>Find difference in product count and reaction count of Na. It is 2</text:p>
          </text:list-item>
          <text:list-item>
            <text:p text:style-name="P4"><text:bookmark text:name="step_10"/>Check compounds only with Na</text:p>
            <text:list>
              <text:list-item>
                <text:p text:style-name="P3"><text:bookmark text:name="step_11"/>Inspect products to see if compounds with Na can be adjusted to balance Na</text:p>
              </text:list-item>
              <text:list-item>
                <text:p text:style-name="P3"><text:bookmark text:name="step_12"/>Check if the total Na count on product side is a &gt;1 factor of 2, the difference in Na</text:p>
              </text:list-item>
              <text:list-item>
                <text:p text:style-name="P3"><text:bookmark text:name="step_13"/>2 is exactly 2 times larger than the product Na count, 1</text:p>
              </text:list-item>
              <text:list-item>
                <text:p text:style-name="P3"><text:bookmark text:name="step_14"/>Increase coefficients by 2</text:p>
                <text:list>
                  <text:list-item>
                    <text:p text:style-name="P3"><text:bookmark text:name="step_15"/>new NaH coefficient is 3</text:p>
                  </text:list-item>
                </text:list>
              </text:list-item>
              <text:list-item>
                <text:p text:style-name="P3"><text:bookmark text:name="step_16"/>Other elements are balanced. Consider compounds with element H.</text:p>
              </text:list-item>
            </text:list>
          </text:list-item>
          <text:list-item>
            <text:p text:style-name="P4"><text:bookmark text:name="step_17"/>Find difference in product count and reaction count of H. It is 2</text:p>
          </text:list-item>
          <text:list-item>
            <text:p text:style-name="P4"><text:bookmark text:name="step_18"/>Check compounds only with H</text:p>
            <text:list>
              <text:list-item>
                <text:p text:style-name="P3"><text:bookmark text:name="step_19"/>Inspect products to see if compounds with H can be adjusted to balance H</text:p>
              </text:list-item>
              <text:list-item>
                <text:p text:style-name="P3"><text:bookmark text:name="step_20"/>No candidates found for H</text:p>
              </text:list-item>
              <text:list-item>
                <text:p text:style-name="P3"><text:bookmark text:name="step_21"/>Total H count is not a factor of difference.</text:p>
              </text:list-item>
            </text:list>
          </text:list-item>
          <text:list-item>
            <text:p text:style-name="P4"><text:bookmark text:name="step_22"/>Check compounds with H and one or more other elememnts</text:p>
          </text:list-item>
          <text:list-item>
            <text:p text:style-name="P4"><text:bookmark text:name="step_23"/>Balance using NaH, which has a H count that is a factor of difference</text:p>
          </text:list-item>
          <text:list-item>
            <text:p text:style-name="P4"><text:bookmark text:name="step_24"/><text:soft-page-break/>Balance using HNO3, which has a H count that is a factor of difference</text:p>
          </text:list-item>
          <text:list-item>
            <text:p text:style-name="P4"><text:bookmark text:name="step_25"/>Re-balance by changing coefficients of H compounds such that their atom count sum is a factor of the difference</text:p>
            <text:list>
              <text:list-item>
                <text:p text:style-name="P3"><text:bookmark text:name="step_26"/>new NaH coefficient is 4</text:p>
              </text:list-item>
              <text:list-item>
                <text:p text:style-name="P3"><text:bookmark text:name="step_27"/>new HNO3 coefficient is 3</text:p>
              </text:list-item>
            </text:list>
          </text:list-item>
          <text:list-item>
            <text:p text:style-name="P4"><text:bookmark text:name="step_28"/>Consider compounds with element(s) Na for next balancing step.</text:p>
          </text:list-item>
          <text:list-item>
            <text:p text:style-name="P4"><text:bookmark text:name="step_29"/>Find difference in product count and reaction count of Na. It is 1</text:p>
          </text:list-item>
          <text:list-item>
            <text:p text:style-name="P4"><text:bookmark text:name="step_30"/>Check compounds only with Na</text:p>
            <text:list>
              <text:list-item>
                <text:p text:style-name="P3"><text:bookmark text:name="step_31"/>Inspect reactants to see if compounds with Na can be adjusted to balance Na</text:p>
              </text:list-item>
              <text:list-item>
                <text:p text:style-name="P3"><text:bookmark text:name="step_32"/>Check if the total Na count on reactant side is a &gt;1 factor of 1, the difference in Na</text:p>
              </text:list-item>
              <text:list-item>
                <text:p text:style-name="P3"><text:bookmark text:name="step_33"/>1 is exactly 1 times larger than the reactant Na count, 1</text:p>
              </text:list-item>
              <text:list-item>
                <text:p text:style-name="P3"><text:bookmark text:name="step_34"/>Increase coefficients by 1</text:p>
                <text:list>
                  <text:list-item>
                    <text:p text:style-name="P3"><text:bookmark text:name="step_35"/>new NaNO3 coefficient is 4</text:p>
                  </text:list-item>
                </text:list>
              </text:list-item>
            </text:list>
          </text:list-item>
        </text:list>
      </text:section>
      <text:section text:style-name="Sect1" text:name="wks_st35">
        <text:h text:style-name="P7" text:outline-level="3">Final Worksheet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9">Element</text:p>
            </table:table-cell>
            <table:table-cell table:style-name="Table1.A1" office:value-type="string">
              <text:p text:style-name="P9">Reactants</text:p>
            </table:table-cell>
            <table:table-cell table:style-name="Table1.A1" office:value-type="string">
              <text:p text:style-name="P9">Products<text:bookmark text:name="wks_st35_N"/></text:p>
            </table:table-cell>
          </table:table-row>
          <table:table-row>
            <table:table-cell table:style-name="Table1.A1" office:value-type="string">
              <text:p text:style-name="P9">N</text:p>
            </table:table-cell>
            <table:table-cell table:style-name="Table1.A1" office:value-type="string">
              <text:p text:style-name="P10">7</text:p>
            </table:table-cell>
            <table:table-cell table:style-name="Table1.A1" office:value-type="string">
              <text:p text:style-name="P10">7<text:bookmark text:name="wks_st35_Na"/></text:p>
            </table:table-cell>
          </table:table-row>
          <table:table-row>
            <table:table-cell table:style-name="Table1.A1" office:value-type="string">
              <text:p text:style-name="P9">Na</text:p>
            </table:table-cell>
            <table:table-cell table:style-name="Table1.A1" office:value-type="string">
              <text:p text:style-name="P10">4</text:p>
            </table:table-cell>
            <table:table-cell table:style-name="Table1.A1" office:value-type="string">
              <text:p text:style-name="P10">4<text:bookmark text:name="wks_st35_O"/></text:p>
            </table:table-cell>
          </table:table-row>
          <table:table-row>
            <table:table-cell table:style-name="Table1.A1" office:value-type="string">
              <text:p text:style-name="P9">O</text:p>
            </table:table-cell>
            <table:table-cell table:style-name="Table1.A1" office:value-type="string">
              <text:p text:style-name="P10">15</text:p>
            </table:table-cell>
            <table:table-cell table:style-name="Table1.A1" office:value-type="string">
              <text:p text:style-name="P10">15<text:bookmark text:name="wks_st35_H"/></text:p>
            </table:table-cell>
          </table:table-row>
          <table:table-row>
            <table:table-cell table:style-name="Table1.A1" office:value-type="string">
              <text:p text:style-name="P9">H</text:p>
            </table:table-cell>
            <table:table-cell table:style-name="Table1.A1" office:value-type="string">
              <text:p text:style-name="P10">15</text:p>
            </table:table-cell>
            <table:table-cell table:style-name="Table1.A1" office:value-type="string">
              <text:p text:style-name="P10">15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Helvetica Neue" svg:font-family="'Helvetica Neue', Helvetica, Arial, sans-serif"/>
    <style:font-face style:name="OpenSymbol" svg:font-family="OpenSymbol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harat Patel</meta:initial-creator>
    <meta:creation-date>2017-09-24T16:59:43</meta:creation-date>
    <meta:document-statistic meta:table-count="1" meta:image-count="0" meta:object-count="0" meta:page-count="2" meta:paragraph-count="56" meta:word-count="411" meta:character-count="2015"/>
    <dc:date>2017-09-24T17:06:23</dc:date>
    <dc:creator>Bharat Patel</dc:creator>
    <meta:editing-duration>PT6M49S</meta:editing-duration>
    <meta:editing-cycles>1</meta:editing-cycles>
    <meta:generator>OpenOffice/4.1.3$Unix OpenOffice.org_project/413m1$Build-9783</meta:generator>
  </office:meta>
</office:document-meta>
</file>